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7" calcext:value-type="float">
            <text:p>177</text:p>
          </table:table-cell>
          <table:table-cell table:style-name="ce7" table:formula="of:=COUNTIF([.B7:.B199];&quot;X&quot;)" office:value-type="float" office:value="152" calcext:value-type="float">
            <text:p>152</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5" calcext:value-type="float">
            <text:p>19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5">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1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7">00/00/0000</text:date>, <text:time style:data-style-name="N2" text:time-value="21:06:55.7349769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7T21:07:06.984037772</dc:date>
    <meta:editing-duration>PT9H55M17S</meta:editing-duration>
    <meta:editing-cycles>200</meta:editing-cycles>
    <meta:document-statistic meta:table-count="1" meta:cell-count="1043" meta:object-count="0"/>
  </office:meta>
</office:document-meta>
</file>